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rush script" svg:font-family="'brush script'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cm" fo:margin-bottom="0.25cm" style:contextual-spacing="false" fo:line-height="100%" fo:text-align="justify" style:justify-single-word="false" fo:text-indent="16.499cm" style:auto-text-indent="false" fo:padding="0.049cm" fo:border="0.06pt solid #000000" style:writing-mode="lr-tb"/>
      <style:text-properties fo:font-size="12pt" officeooo:paragraph-rsid="00094f25" style:font-size-asian="12pt" style:font-size-complex="12pt" loext:padding="0.049cm" loext:border="0.06pt solid #000000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6.499cm" style:auto-text-indent="false" fo:padding="0.049cm" fo:border="0.06pt solid #000000"/>
      <style:text-properties fo:font-size="12pt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 style:writing-mode="lr-tb"/>
      <style:text-properties fo:font-size="14pt" fo:letter-spacing="0.071cm" officeooo:paragraph-rsid="00083105" style:font-size-asian="14pt" style:font-size-complex="14pt" style:text-rotation-angle="90" style:text-rotation-scale="line-height"/>
    </style:style>
    <style:style style:name="P4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justify" style:justify-single-word="false" fo:text-indent="16.499cm" style:auto-text-indent="false" style:writing-mode="lr-tb"/>
      <style:text-properties officeooo:paragraph-rsid="00094f25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83105"/>
    </style:style>
    <style:style style:name="T3" style:family="text">
      <style:text-properties style:font-name="sans-serif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style:font-name="sans-serif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sans-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font-name="sans-serif" fo:font-style="italic" style:text-underline-style="solid" style:text-underline-width="auto" style:text-underline-color="font-color" fo:font-weight="bold" officeooo:rsid="00094f25" style:font-style-asian="italic" style:font-weight-asian="bold" style:font-style-complex="italic" style:font-weight-complex="bold"/>
    </style:style>
    <style:style style:name="T7" style:family="text">
      <style:text-properties style:font-name="sans-serif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style:font-name="sans-serif" fo:font-size="24pt" fo:font-style="italic" style:text-underline-style="solid" style:text-underline-width="auto" style:text-underline-color="font-color" fo:font-weight="bold" officeooo:rsid="00094f25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style:font-name="sans-serif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0" style:family="text">
      <style:text-properties style:font-name="sans-serif" fo:font-size="12pt" style:font-size-asian="12pt" style:font-size-complex="12pt"/>
    </style:style>
    <style:style style:name="T11" style:family="text">
      <style:text-properties style:font-name="sans-serif" fo:font-size="12pt" officeooo:rsid="00083105" style:font-size-asian="12pt" style:font-size-complex="12pt"/>
    </style:style>
    <style:style style:name="T12" style:family="text">
      <style:text-properties style:font-name="sans-serif" officeooo:rsid="00094f25"/>
    </style:style>
    <style:style style:name="T13" style:family="text">
      <style:text-properties style:font-name="sans-serif" fo:font-size="14pt" officeooo:rsid="00094f25" style:font-size-asian="14pt" style:font-size-complex="14pt"/>
    </style:style>
    <style:style style:name="T14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094f25"/>
    </style:style>
    <style:style style:name="T19" style:family="text">
      <style:text-properties style:font-name="Arial" officeooo:rsid="00094f25"/>
    </style:style>
    <style:style style:name="T20" style:family="text">
      <style:text-properties style:font-name="Arial" fo:font-weight="bold" officeooo:rsid="00094f25" style:font-weight-asian="bold" style:font-weight-complex="bold"/>
    </style:style>
    <style:style style:name="T21" style:family="text">
      <style:text-properties style:font-name="Arial" fo:font-size="26pt" fo:font-weight="bold" officeooo:rsid="00094f25" style:font-size-asian="26pt" style:font-weight-asian="bold" style:font-size-complex="26pt" style:font-weight-complex="bold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094f25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officeooo:rsid="00094f25" style:font-size-asian="14pt" style:font-size-complex="14pt"/>
    </style:style>
    <style:style style:name="T26" style:family="text">
      <style:text-properties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27" style:family="text">
      <style:text-properties style:font-name="brush script"/>
    </style:style>
    <style:style style:name="T28" style:family="text">
      <style:text-properties style:font-name="brush script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29" style:family="text">
      <style:text-properties style:font-name="brush script" fo:font-size="24pt" fo:font-style="italic" style:text-underline-style="solid" style:text-underline-width="auto" style:text-underline-color="font-color" fo:font-weight="bold" officeooo:rsid="00094f25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style:font-name="brush script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1" style:family="text">
      <style:text-properties style:font-name="brush script" officeooo:rsid="00083105"/>
    </style:style>
    <style:style style:name="T32" style:family="text">
      <style:text-properties style:font-name="Lato Black"/>
    </style:style>
    <style:style style:name="T33" style:family="text">
      <style:text-properties style:font-name="Lato Black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style:font-name="Lato Black" fo:font-size="24pt" fo:font-style="italic" style:text-underline-style="solid" style:text-underline-width="auto" style:text-underline-color="font-color" fo:font-weight="bold" officeooo:rsid="00094f25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style:font-name="Lato Black" fo:font-size="24pt" fo:font-style="italic" style:text-underline-style="solid" style:text-underline-width="auto" style:text-underline-color="font-color" fo:font-weight="bold" fo:background-color="#ffff00" loext:char-shading-value="0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Lato Black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7" style:family="text">
      <style:text-properties style:font-name="Lato Black" officeooo:rsid="00083105"/>
    </style:style>
    <style:style style:name="T38" style:family="text">
      <style:text-properties style:font-name="Lato Black" fo:font-style="italic" style:font-style-asian="italic" style:font-style-complex="italic"/>
    </style:style>
    <style:style style:name="T39" style:family="text">
      <style:text-properties style:font-name="Lato Black" fo:font-style="italic" officeooo:rsid="00083105" style:font-style-asian="italic" style:font-style-complex="italic"/>
    </style:style>
    <style:style style:name="T40" style:family="text">
      <style:text-properties fo:color="#ff0000" loext:opacity="100%" style:font-name="Arial" fo:font-size="26pt" fo:font-weight="bold" officeooo:rsid="00094f25" style:font-size-asian="26pt" style:font-weight-asian="bold" style:font-size-complex="26pt" style:font-weight-complex="bold"/>
    </style:style>
    <style:style style:name="T41" style:family="text">
      <style:text-properties fo:color="#ff0000" loext:opacity="100%" style:font-name="Arial" fo:font-size="26pt" fo:font-weight="bold" officeooo:rsid="00094f25" style:font-size-asian="26pt" style:font-weight-asian="bold" style:font-size-complex="26pt" style:font-weight-complex="600" style:font-relief="emboss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/></text:span><text:span text:style-name="T41">CONFIARA OS SINTOMAS DA DENGUE:</text:span></text:p>
      <text:p text:style-name="P4"><text:bookmark text:name="page101R_mcid8"/><text:span text:style-name="T17"><text:line-break/></text:span><text:span text:style-name="T24">O tempo médio do ciclo é de 5 a 6 dias, e o intervalo entre a picada e a manifestação </text:span><text:span text:style-name="T25">d</text:span><text:span text:style-name="T24">a doença chama</text:span><text:bookmark text:name="page101R_mcid10"/><text:span text:style-name="T24">-</text:span><text:bookmark text:name="page101R_mcid11"/><text:span text:style-name="T24">se período de incubação. É só depois desse</text:span><text:bookmark text:name="page101R_mcid12"/><text:span text:style-name="T24"><text:line-break/>período que os sintomas aparecem. Geralmente os sintomas se manifestam a partir do 3</text:span><text:bookmark text:name="page101R_mcid14"/><text:span text:style-name="T24">°</text:span><text:bookmark text:name="page101R_mcid15"/><text:span text:style-name="T24"> dia depois da </text:span><text:span text:style-name="T26">picada dos mosquitos</text:span><text:span text:style-name="T24">.</text:span></text:p>
      <text:p text:style-name="P1"><text:soft-page-break/><text:line-break/><text:span text:style-name="T33">Na </text:span><text:span text:style-name="T34">dengue</text:span><text:span text:style-name="T33"> </text:span><text:span text:style-name="T34">hemorrágica</text:span><text:span text:style-name="T33">, o quadro clínico se agrava rapidamente, apresentando sinais de insuficiência circulatória e choque, podendo leva</text:span><text:span text:style-name="T34">r </text:span><text:span text:style-name="T33">apessoa à</text:span><text:span text:style-name="T35"> morte em até 24 horas</text:span><text:span text:style-name="T33">.</text:span><text:span text:style-name="T36"> </text:span><text:span text:style-name="T38">De acordo com estatísticas do Ministério da</text:span><text:bookmark text:name="page101R_mcid19"/><text:span text:style-name="T38"><text:line-break/>Saúde, </text:span><text:span text:style-name="T39">cerca de 5% DAS PESSOAS COM DENGUE HEMORRÁGICA MORREM</text:span><text:span text:style-name="T38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rush script" svg:font-family="'brush script'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8:07.913497588</meta:creation-date>
    <dc:date>2023-04-26T11:19:58.424967482</dc:date>
    <meta:editing-duration>PT51M52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2" meta:paragraph-count="3" meta:word-count="97" meta:character-count="575" meta:non-whitespace-character-count="478"/>
  </office:meta>
</office:document-meta>
</file>